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35cm" draw:stroke-linejoin="miter" draw:fill="solid" draw:fill-color="#ffffff"/>
    </style:style>
    <style:style style:name="gr2" style:family="graphic" style:parent-style-name="standard">
      <style:graphic-properties draw:stroke="none" svg:stroke-width="0.035cm" draw:stroke-linejoin="miter" draw:fill="solid" draw:fill-color="#000000"/>
    </style:style>
    <style:style style:name="gr3" style:family="graphic" style:parent-style-name="objectwithoutfill">
      <style:graphic-properties svg:stroke-width="0.05cm" draw:marker-start-width="0.275cm" draw:marker-end="Linienspitzen_20_1" draw:marker-end-width="0.375cm" draw:fill="none" draw:textarea-vertical-align="middle" fo:padding-top="0.15cm" fo:padding-bottom="0.15cm" fo:padding-left="0.275cm" fo:padding-right="0.275cm"/>
    </style:style>
    <style:style style:name="gr4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2cm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000000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</office:automatic-styles>
  <office:body>
    <office:presentation>
      <draw:page draw:name="page1" draw:style-name="dp1" draw:master-page-name="Standard" presentation:presentation-page-layout-name="AL1T0">
        <draw:g>
          <svg:title>TexMaths</svg:title>
          <svg:desc>24§display§H\Lambda^0(\Omega)§svg§600§FALSE§</svg:desc>
          <draw:polygon draw:style-name="gr1" draw:text-style-name="P1" draw:layer="layout" svg:width="2.824cm" svg:height="0.868cm" svg:x="0.461cm" svg:y="0.695cm" svg:viewBox="0 0 2825 869" draw:points="1411,869 0,869 0,0 2825,0 2825,869">
            <text:p/>
          </draw:polygon>
          <draw:path draw:style-name="gr2" draw:text-style-name="P2" draw:layer="layout" svg:width="0.712cm" svg:height="0.578cm" svg:x="0.451cm" svg:y="0.815cm" svg:viewBox="0 0 713 579" svg:d="M612 65c7-31 10-39 72-39 22 0 29 0 29-16 0-10-10-10-12-10-24 0-84 2-108 2s-84-2-111-2c-4 0-14 0-14 17 0 9 7 9 24 9 0 0 17 0 31 3 15 0 22 2 22 12 0 5 0 5-3 17l-50 206h-259l50-199c7-31 10-39 72-39 22 0 29 0 29-16 0-10-10-10-12-10-24 0-84 2-108 2-26 0-86-2-110-2-8 0-17 0-17 17 0 9 9 9 24 9 2 0 19 0 33 3 15 0 22 2 22 12 0 5 0 7-2 17l-113 456c-10 31-12 38-77 38-17 0-24 0-24 17 0 10 10 10 12 10 24 0 84-3 108-3 17 0 36 0 53 0 19 0 38 3 55 3 7 0 17 0 17-17 0-10-7-10-24-10-31 0-55 0-55-14 0-5 2-10 4-15l58-233h257c-36 142-55 221-58 233-9 29-24 29-77 29-14 0-21 0-21 17 0 10 9 10 12 10 24 0 84-3 108-3 17 0 36 0 53 0 19 0 38 3 55 3 7 0 17 0 17-17 0-10-8-10-22-10-31 0-55 0-55-14 0-5 0-10 2-15z">
            <text:p/>
          </draw:path>
          <draw:path draw:style-name="gr2" draw:text-style-name="P2" draw:layer="layout" svg:width="0.532cm" svg:height="0.606cm" svg:x="1.212cm" svg:y="0.789cm" svg:viewBox="0 0 533 607" svg:d="M286 17c-5-15-10-17-20-17-12 0-14 2-19 17l-163 504c-7 26-24 60-84 60v26c29-2 72-2 79-2 24 0 70 0 96 2v-26c-45-2-65-24-65-46 0-2 0-4 3-16l127-397 134 418c5 12 5 12 5 15 0 26-50 26-72 26v26c29-2 89-2 123-2 31 0 69 0 103 2v-26c-65 0-67-5-77-36z">
            <text:p/>
          </draw:path>
          <draw:path draw:style-name="gr2" draw:text-style-name="P2" draw:layer="layout" svg:width="0.275cm" svg:height="0.405cm" svg:x="1.8cm" svg:y="0.652cm" svg:viewBox="0 0 276 406" svg:d="M276 204c0-65-7-110-34-154-19-26-57-50-103-50-139 0-139 163-139 204 0 43 0 202 139 202 137 0 137-159 137-202zM139 389c-29 0-65-15-77-65-7-34-7-84-7-127s0-89 7-120c15-48 51-60 77-60 31 0 63 19 72 53 10 33 12 76 12 127 0 43 0 89-9 125-12 55-51 67-75 67z">
            <text:p/>
          </draw:path>
          <draw:path draw:style-name="gr2" draw:text-style-name="P2" draw:layer="layout" svg:width="0.198cm" svg:height="0.844cm" svg:x="2.23cm" svg:y="0.76cm" svg:viewBox="0 0 199 845" svg:d="M199 838c0-3 0-5-14-19-108-106-135-267-135-397 0-146 32-292 137-398 12-12 12-12 12-14 0-8-5-10-9-10-10 0-87 58-137 166-43 93-53 187-53 256 0 68 10 169 55 265 53 105 125 158 135 158 4 0 9-2 9-7z">
            <text:p/>
          </draw:path>
          <draw:path draw:style-name="gr2" draw:text-style-name="P2" draw:layer="layout" svg:width="0.534cm" svg:height="0.597cm" svg:x="2.51cm" svg:y="0.798cm" svg:viewBox="0 0 535 598" svg:d="M535 461h-19c-5 22-10 41-17 60-2 14-7 22-55 22h-67c9-48 36-89 74-145 41-60 75-120 75-184 0-118-113-214-257-214-147 0-259 96-259 214 0 64 36 124 74 184 38 56 65 97 77 145h-70c-48 0-50-8-55-20-7-19-10-43-14-62h-22l29 137h134c19 0 22 0 22-19 0-58-27-133-46-188-19-48-41-115-41-180 0-134 92-192 171-192s170 60 170 192c0 65-24 130-48 197-12 36-41 113-41 171 0 19 5 19 24 19h135z">
            <text:p/>
          </draw:path>
          <draw:path draw:style-name="gr2" draw:text-style-name="P2" draw:layer="layout" svg:width="0.198cm" svg:height="0.844cm" svg:x="3.13cm" svg:y="0.76cm" svg:viewBox="0 0 199 845" svg:d="M199 422c0-64-9-168-57-264-51-103-125-158-132-158-8 0-10 2-10 10 0 2 0 2 17 19 84 84 132 218 132 393 0 147-31 296-137 401-12 10-12 12-12 15 0 5 2 7 10 7 7 0 84-58 134-163 43-94 55-187 55-260z">
            <text:p/>
          </draw:path>
        </draw:g>
        <draw:g>
          <svg:title>TexMaths</svg:title>
          <svg:desc>24§display§H\Lambda^1(\Omega)§svg§600§FALSE§</svg:desc>
          <draw:polygon draw:style-name="gr1" draw:text-style-name="P1" draw:layer="layout" svg:width="2.824cm" svg:height="0.868cm" svg:x="7.551cm" svg:y="0.695cm" svg:viewBox="0 0 2825 869" draw:points="1411,869 0,869 0,0 2825,0 2825,869">
            <text:p/>
          </draw:polygon>
          <draw:path draw:style-name="gr2" draw:text-style-name="P2" draw:layer="layout" svg:width="0.712cm" svg:height="0.578cm" svg:x="7.541cm" svg:y="0.815cm" svg:viewBox="0 0 713 579" svg:d="M612 65c7-31 10-39 72-39 22 0 29 0 29-16 0-10-10-10-12-10-24 0-84 2-108 2s-84-2-111-2c-4 0-14 0-14 17 0 9 7 9 24 9 0 0 17 0 31 3 15 0 22 2 22 12 0 5 0 5-3 17l-50 206h-259l50-199c7-31 10-39 72-39 22 0 29 0 29-16 0-10-10-10-12-10-24 0-84 2-108 2-26 0-86-2-110-2-8 0-17 0-17 17 0 9 9 9 24 9 2 0 19 0 33 3 15 0 22 2 22 12 0 5 0 7-2 17l-113 456c-10 31-12 38-77 38-17 0-24 0-24 17 0 10 10 10 12 10 24 0 84-3 108-3 17 0 36 0 53 0 19 0 38 3 55 3 7 0 17 0 17-17 0-10-7-10-24-10-31 0-55 0-55-14 0-5 2-10 4-15l58-233h257c-36 142-55 221-58 233-9 29-24 29-77 29-14 0-21 0-21 17 0 10 9 10 12 10 24 0 84-3 108-3 17 0 36 0 53 0 19 0 38 3 55 3 7 0 17 0 17-17 0-10-8-10-22-10-31 0-55 0-55-14 0-5 0-10 2-15z">
            <text:p/>
          </draw:path>
          <draw:path draw:style-name="gr2" draw:text-style-name="P2" draw:layer="layout" svg:width="0.532cm" svg:height="0.606cm" svg:x="8.302cm" svg:y="0.789cm" svg:viewBox="0 0 533 607" svg:d="M286 17c-5-15-10-17-20-17-12 0-14 2-19 17l-163 504c-7 26-24 60-84 60v26c29-2 72-2 79-2 24 0 70 0 96 2v-26c-45-2-65-24-65-46 0-2 0-4 3-16l127-397 134 418c5 12 5 12 5 15 0 26-50 26-72 26v26c29-2 89-2 123-2 31 0 69 0 103 2v-26c-65 0-67-5-77-36z">
            <text:p/>
          </draw:path>
          <draw:path draw:style-name="gr2" draw:text-style-name="P2" draw:layer="layout" svg:width="0.217cm" svg:height="0.393cm" svg:x="8.924cm" svg:y="0.652cm" svg:viewBox="0 0 218 394" svg:d="M134 17c0-17 0-17-16-17-39 38-94 38-118 38v22c14 0 53 0 86-17v303c0 19 0 26-60 26h-21v22c9 0 84-3 105-3 20 0 94 3 108 3v-22h-24c-60 0-60-7-60-26z">
            <text:p/>
          </draw:path>
          <draw:path draw:style-name="gr2" draw:text-style-name="P2" draw:layer="layout" svg:width="0.198cm" svg:height="0.844cm" svg:x="9.32cm" svg:y="0.76cm" svg:viewBox="0 0 199 845" svg:d="M199 838c0-3 0-5-14-19-108-106-135-267-135-397 0-146 32-292 137-398 12-12 12-12 12-14 0-8-5-10-9-10-10 0-87 58-137 166-43 93-53 187-53 256 0 68 10 169 55 265 53 105 125 158 135 158 4 0 9-2 9-7z">
            <text:p/>
          </draw:path>
          <draw:path draw:style-name="gr2" draw:text-style-name="P2" draw:layer="layout" svg:width="0.534cm" svg:height="0.597cm" svg:x="9.6cm" svg:y="0.798cm" svg:viewBox="0 0 535 598" svg:d="M535 461h-19c-5 22-10 41-17 60-2 14-7 22-55 22h-67c9-48 36-89 74-145 41-60 75-120 75-184 0-118-113-214-257-214-147 0-259 96-259 214 0 64 36 124 74 184 38 56 65 97 77 145h-70c-48 0-50-8-55-20-7-19-10-43-14-62h-22l29 137h134c19 0 22 0 22-19 0-58-27-133-46-188-19-48-41-115-41-180 0-134 92-192 171-192s170 60 170 192c0 65-24 130-48 197-12 36-41 113-41 171 0 19 5 19 24 19h135z">
            <text:p/>
          </draw:path>
          <draw:path draw:style-name="gr2" draw:text-style-name="P2" draw:layer="layout" svg:width="0.198cm" svg:height="0.844cm" svg:x="10.22cm" svg:y="0.76cm" svg:viewBox="0 0 199 845" svg:d="M199 422c0-64-9-168-57-264-51-103-125-158-132-158-8 0-10 2-10 10 0 2 0 2 17 19 84 84 132 218 132 393 0 147-31 296-137 401-12 10-12 12-12 15 0 5 2 7 10 7 7 0 84-58 134-163 43-94 55-187 55-260z">
            <text:p/>
          </draw:path>
        </draw:g>
        <draw:g>
          <svg:title>TexMaths</svg:title>
          <svg:desc>24§display§H\Lambda^2(\Omega)§svg§600§FALSE§</svg:desc>
          <draw:polygon draw:style-name="gr1" draw:text-style-name="P1" draw:layer="layout" svg:width="2.824cm" svg:height="0.868cm" svg:x="15.411cm" svg:y="0.695cm" svg:viewBox="0 0 2825 869" draw:points="1411,869 0,869 0,0 2825,0 2825,869">
            <text:p/>
          </draw:polygon>
          <draw:path draw:style-name="gr2" draw:text-style-name="P2" draw:layer="layout" svg:width="0.712cm" svg:height="0.578cm" svg:x="15.401cm" svg:y="0.815cm" svg:viewBox="0 0 713 579" svg:d="M612 65c7-31 10-39 72-39 22 0 29 0 29-16 0-10-10-10-12-10-24 0-84 2-108 2s-84-2-111-2c-4 0-14 0-14 17 0 9 7 9 24 9 0 0 17 0 31 3 15 0 22 2 22 12 0 5 0 5-3 17l-50 206h-259l50-199c7-31 10-39 72-39 22 0 29 0 29-16 0-10-10-10-12-10-24 0-84 2-108 2-26 0-86-2-110-2-8 0-17 0-17 17 0 9 9 9 24 9 2 0 19 0 33 3 15 0 22 2 22 12 0 5 0 7-2 17l-113 456c-10 31-12 38-77 38-17 0-24 0-24 17 0 10 10 10 12 10 24 0 84-3 108-3 17 0 36 0 53 0 19 0 38 3 55 3 7 0 17 0 17-17 0-10-7-10-24-10-31 0-55 0-55-14 0-5 2-10 4-15l58-233h257c-36 142-55 221-58 233-9 29-24 29-77 29-14 0-21 0-21 17 0 10 9 10 12 10 24 0 84-3 108-3 17 0 36 0 53 0 19 0 38 3 55 3 7 0 17 0 17-17 0-10-8-10-22-10-31 0-55 0-55-14 0-5 0-10 2-15z">
            <text:p/>
          </draw:path>
          <draw:path draw:style-name="gr2" draw:text-style-name="P2" draw:layer="layout" svg:width="0.532cm" svg:height="0.606cm" svg:x="16.162cm" svg:y="0.789cm" svg:viewBox="0 0 533 607" svg:d="M286 17c-5-15-10-17-20-17-12 0-14 2-19 17l-163 504c-7 26-24 60-84 60v26c29-2 72-2 79-2 24 0 70 0 96 2v-26c-45-2-65-24-65-46 0-2 0-4 3-16l127-397 134 418c5 12 5 12 5 15 0 26-50 26-72 26v26c29-2 89-2 123-2 31 0 69 0 103 2v-26c-65 0-67-5-77-36z">
            <text:p/>
          </draw:path>
          <draw:path draw:style-name="gr2" draw:text-style-name="P2" draw:layer="layout" svg:width="0.263cm" svg:height="0.393cm" svg:x="16.755cm" svg:y="0.652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2" draw:text-style-name="P2" draw:layer="layout" svg:width="0.198cm" svg:height="0.844cm" svg:x="17.18cm" svg:y="0.76cm" svg:viewBox="0 0 199 845" svg:d="M199 838c0-3 0-5-14-19-108-106-135-267-135-397 0-146 32-292 137-398 12-12 12-12 12-14 0-8-5-10-9-10-10 0-87 58-137 166-43 93-53 187-53 256 0 68 10 169 55 265 53 105 125 158 135 158 4 0 9-2 9-7z">
            <text:p/>
          </draw:path>
          <draw:path draw:style-name="gr2" draw:text-style-name="P2" draw:layer="layout" svg:width="0.534cm" svg:height="0.597cm" svg:x="17.46cm" svg:y="0.798cm" svg:viewBox="0 0 535 598" svg:d="M535 461h-19c-5 22-10 41-17 60-2 14-7 22-55 22h-67c9-48 36-89 74-145 41-60 75-120 75-184 0-118-113-214-257-214-147 0-259 96-259 214 0 64 36 124 74 184 38 56 65 97 77 145h-70c-48 0-50-8-55-20-7-19-10-43-14-62h-22l29 137h134c19 0 22 0 22-19 0-58-27-133-46-188-19-48-41-115-41-180 0-134 92-192 171-192s170 60 170 192c0 65-24 130-48 197-12 36-41 113-41 171 0 19 5 19 24 19h135z">
            <text:p/>
          </draw:path>
          <draw:path draw:style-name="gr2" draw:text-style-name="P2" draw:layer="layout" svg:width="0.198cm" svg:height="0.844cm" svg:x="18.08cm" svg:y="0.76cm" svg:viewBox="0 0 199 845" svg:d="M199 422c0-64-9-168-57-264-51-103-125-158-132-158-8 0-10 2-10 10 0 2 0 2 17 19 84 84 132 218 132 393 0 147-31 296-137 401-12 10-12 12-12 15 0 5 2 7 10 7 7 0 84-58 134-163 43-94 55-187 55-260z">
            <text:p/>
          </draw:path>
        </draw:g>
        <draw:g>
          <svg:title>TexMaths</svg:title>
          <svg:desc>24§display§L^2\Lambda^3(\Omega)§svg§600§FALSE§</svg:desc>
          <draw:polygon draw:style-name="gr1" draw:text-style-name="P1" draw:layer="layout" svg:width="3.006cm" svg:height="0.868cm" svg:x="22.596cm" svg:y="0.796cm" svg:viewBox="0 0 3007 869" draw:points="1505,869 0,869 0,0 3007,0 3007,869">
            <text:p/>
          </draw:polygon>
          <draw:path draw:style-name="gr2" draw:text-style-name="P2" draw:layer="layout" svg:width="0.51cm" svg:height="0.578cm" svg:x="22.586cm" svg:y="0.916cm" svg:viewBox="0 0 511 579" svg:d="M283 67c7-31 12-41 91-41 24 0 32 0 32-16 0-10-10-10-15-10-26 0-96 2-125 2-24 0-86-2-112-2-5 0-15 0-15 17 0 9 7 9 22 9 2 0 19 0 33 3 15 0 22 2 22 12 0 5 0 7-2 17l-113 456c-10 31-12 38-77 38-14 0-24 0-24 17 0 10 7 10 24 10h391c22 0 22 0 27-15l67-182c2-10 2-12 2-12 0-5-2-10-9-10-8 0-8 5-15 17-29 79-67 175-213 175h-80c-12 0-12 0-19 0-7-2-9-2-9-9 0-3 0-5 4-20z">
            <text:p/>
          </draw:path>
          <draw:path draw:style-name="gr2" draw:text-style-name="P2" draw:layer="layout" svg:width="0.263cm" svg:height="0.393cm" svg:x="23.162cm" svg:y="0.753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2" draw:text-style-name="P2" draw:layer="layout" svg:width="0.532cm" svg:height="0.606cm" svg:x="23.529cm" svg:y="0.89cm" svg:viewBox="0 0 533 607" svg:d="M286 17c-5-15-10-17-20-17-12 0-14 2-19 17l-163 504c-7 26-24 60-84 60v26c29-2 72-2 79-2 24 0 70 0 96 2v-26c-45-2-65-24-65-46 0-2 0-4 3-16l127-397 134 418c5 12 5 12 5 15 0 26-50 26-72 26v26c29-2 89-2 123-2 31 0 69 0 103 2v-26c-65 0-67-5-77-36z">
            <text:p/>
          </draw:path>
          <draw:path draw:style-name="gr2" draw:text-style-name="P2" draw:layer="layout" svg:width="0.273cm" svg:height="0.405cm" svg:x="24.117cm" svg:y="0.753cm" svg:viewBox="0 0 274 406" svg:d="M130 197c48 0 81 31 81 96 0 72-43 93-79 93-24 0-74-4-101-40 29 0 36-22 36-34 0-19-14-31-33-31-17 0-34 9-34 33 0 56 62 92 134 92 82 0 140-56 140-113 0-48-39-94-104-108 63-22 84-67 84-103 0-46-52-82-120-82-64 0-115 31-115 79 0 22 12 31 31 31 17 0 29-12 29-28 0-20-12-32-29-32 20-26 60-33 84-33 27 0 63 14 63 65 0 26-7 52-24 72-19 21-36 24-65 24-14 2-17 2-19 2-3 0-7 0-7 7 0 10 7 10 16 10z">
            <text:p/>
          </draw:path>
          <draw:path draw:style-name="gr2" draw:text-style-name="P2" draw:layer="layout" svg:width="0.198cm" svg:height="0.844cm" svg:x="24.549cm" svg:y="0.861cm" svg:viewBox="0 0 199 845" svg:d="M199 838c0-3 0-5-17-19-105-106-132-267-132-397 0-146 32-292 137-398 12-12 12-12 12-14 0-8-5-10-9-10-10 0-87 58-137 166-43 93-53 187-53 256 0 68 10 169 55 265 53 105 125 158 135 158 4 0 9-2 9-7z">
            <text:p/>
          </draw:path>
          <draw:path draw:style-name="gr2" draw:text-style-name="P2" draw:layer="layout" svg:width="0.534cm" svg:height="0.597cm" svg:x="24.828cm" svg:y="0.899cm" svg:viewBox="0 0 535 598" svg:d="M535 461h-19c-5 22-10 41-17 60-2 14-7 22-55 22h-67c9-48 36-89 74-145 41-60 75-120 75-184 0-118-113-214-257-214-147 0-259 96-259 214 0 64 36 124 74 184 38 56 65 97 77 145h-70c-48 0-50-8-55-20-7-19-10-43-14-62h-22l29 137h134c19 0 22 0 22-19 0-58-27-133-46-188-19-48-41-115-41-180 0-134 92-192 171-192s170 60 170 192c0 65-24 130-48 197-12 36-41 113-41 171 0 19 5 19 24 19h135z">
            <text:p/>
          </draw:path>
          <draw:path draw:style-name="gr2" draw:text-style-name="P2" draw:layer="layout" svg:width="0.198cm" svg:height="0.844cm" svg:x="25.447cm" svg:y="0.861cm" svg:viewBox="0 0 199 845" svg:d="M199 422c0-64-9-168-57-264-51-103-125-158-132-158-8 0-10 2-10 10 0 2 0 2 17 19 84 84 132 218 132 393 0 147-31 296-137 401-12 10-12 12-12 15 0 5 2 7 10 7 7 0 84-58 134-163 43-94 55-187 55-260z">
            <text:p/>
          </draw:path>
        </draw:g>
        <draw:g>
          <svg:title>TexMaths</svg:title>
          <svg:desc>24§display§{V_0}§svg§600§FALSE§</svg:desc>
          <draw:polygon draw:style-name="gr1" draw:text-style-name="P1" draw:layer="layout" svg:width="0.712cm" svg:height="0.63cm" svg:x="1.761cm" svg:y="5.05cm" svg:viewBox="0 0 713 631" draw:points="355,631 0,631 0,0 713,0 713,631">
            <text:p/>
          </draw:polygon>
          <draw:path draw:style-name="gr2" draw:text-style-name="P2" draw:layer="layout" svg:width="0.604cm" svg:height="0.596cm" svg:x="1.766cm" svg:y="5.007cm" svg:viewBox="0 0 605 597" svg:d="M485 96c41-65 77-67 108-70 10 0 12-14 12-16 0-8-5-10-12-10-21 0-46 2-70 2-28 0-57-2-84-2-4 0-16 0-16 17 0 9 9 9 14 9 24 3 38 10 38 29 0 12-12 31-12 31l-259 413-58-446c0-15 20-27 58-27 12 0 22 0 22-16 0-8-7-10-12-10-34 0-70 2-106 2-14 0-31 0-46 0-16 0-31-2-45-2-7 0-17 0-17 17 0 9 7 9 22 9 48 0 48 8 50 29l67 523c3 17 5 19 17 19 14 0 17-4 24-16z">
            <text:p/>
          </draw:path>
          <draw:path draw:style-name="gr2" draw:text-style-name="P2" draw:layer="layout" svg:width="0.275cm" svg:height="0.404cm" svg:x="2.239cm" svg:y="5.317cm" svg:viewBox="0 0 276 405" svg:d="M276 204c0-65-7-110-33-154-20-26-58-50-104-50-139 0-139 163-139 204 0 43 0 201 139 201 137 0 137-158 137-201zM139 389c-29 0-65-15-77-65-7-34-7-84-7-127s0-89 7-120c15-48 51-60 77-60 31 0 63 19 72 53 10 33 12 76 12 127 0 43 0 89-9 125-12 55-51 67-75 67z">
            <text:p/>
          </draw:path>
        </draw:g>
        <draw:g>
          <svg:title>TexMaths</svg:title>
          <svg:desc>24§display§{V_1}§svg§600§FALSE§</svg:desc>
          <draw:polygon draw:style-name="gr1" draw:text-style-name="P1" draw:layer="layout" svg:width="0.686cm" svg:height="0.618cm" svg:x="8.689cm" svg:y="5.046cm" svg:viewBox="0 0 687 619" draw:points="343,619 0,619 0,0 687,0 687,619">
            <text:p/>
          </draw:polygon>
          <draw:path draw:style-name="gr2" draw:text-style-name="P2" draw:layer="layout" svg:width="0.604cm" svg:height="0.596cm" svg:x="8.694cm" svg:y="5.003cm" svg:viewBox="0 0 605 597" svg:d="M485 96c41-65 77-67 108-70 10 0 12-14 12-16 0-8-5-10-12-10-21 0-45 2-70 2-28 0-57-2-84-2-4 0-16 0-16 17 0 9 9 9 14 9 24 3 38 10 38 29 0 12-12 31-12 31l-259 413-58-446c0-15 20-27 58-27 12 0 22 0 22-16 0-8-7-10-12-10-34 0-70 2-106 2-14 0-31 0-46 0-16 0-31-2-45-2-7 0-17 0-17 17 0 9 7 9 22 9 48 0 48 8 50 29l67 523c3 17 5 19 17 19 14 0 17-4 24-16z">
            <text:p/>
          </draw:path>
          <draw:path draw:style-name="gr2" draw:text-style-name="P2" draw:layer="layout" svg:width="0.218cm" svg:height="0.392cm" svg:x="9.2cm" svg:y="5.313cm" svg:viewBox="0 0 219 393" svg:d="M134 17c0-17 0-17-16-17-39 38-94 38-118 38v22c14 0 53 0 86-17v303c0 19 0 26-60 26h-21v21c9 0 84-2 105-2 20 0 94 2 109 2v-21h-24c-61 0-61-7-61-26z">
            <text:p/>
          </draw:path>
        </draw:g>
        <draw:g>
          <svg:title>TexMaths</svg:title>
          <svg:desc>24§display§{V_2}§svg§600§FALSE§</svg:desc>
          <draw:polygon draw:style-name="gr1" draw:text-style-name="P1" draw:layer="layout" svg:width="0.705cm" svg:height="0.618cm" svg:x="16.909cm" svg:y="5.044cm" svg:viewBox="0 0 706 619" draw:points="353,619 0,619 0,0 706,0 706,619">
            <text:p/>
          </draw:polygon>
          <draw:path draw:style-name="gr2" draw:text-style-name="P2" draw:layer="layout" svg:width="0.604cm" svg:height="0.596cm" svg:x="16.914cm" svg:y="5.001cm" svg:viewBox="0 0 605 597" svg:d="M485 96c41-65 77-67 108-70 10 0 12-14 12-16 0-8-5-10-12-10-22 0-46 2-70 2-28 0-57-2-84-2-4 0-16 0-16 17 0 9 9 9 14 9 24 3 38 10 38 29 0 12-12 31-12 31l-259 413-58-446c0-15 20-27 58-27 12 0 22 0 22-16 0-8-8-10-12-10-34 0-70 2-106 2-14 0-31 0-46 0-16 0-31-2-45-2-7 0-17 0-17 17 0 9 7 9 22 9 48 0 48 8 50 29l67 523c3 17 5 19 17 19 14 0 17-4 24-16z">
            <text:p/>
          </draw:path>
          <draw:path draw:style-name="gr2" draw:text-style-name="P2" draw:layer="layout" svg:width="0.263cm" svg:height="0.392cm" svg:x="17.394cm" svg:y="5.311cm" svg:viewBox="0 0 264 393" svg:d="M264 286h-22c0 14-7 48-14 55-5 2-50 2-60 2h-108c62-55 82-72 118-98 45-36 86-72 86-130 0-72-65-115-139-115-75 0-125 53-125 106 0 31 26 33 31 33 15 0 31-9 31-31 0-10-2-31-33-31 17-43 57-55 86-55 60 0 91 45 91 93 0 53-38 94-57 115l-144 142c-5 5-5 5-5 21h245z">
            <text:p/>
          </draw:path>
        </draw:g>
        <draw:g>
          <svg:title>TexMaths</svg:title>
          <svg:desc>24§display§{V_3}§svg§600§FALSE§</svg:desc>
          <draw:polygon draw:style-name="gr1" draw:text-style-name="P1" draw:layer="layout" svg:width="0.71cm" svg:height="0.63cm" svg:x="24cm" svg:y="5.047cm" svg:viewBox="0 0 711 631" draw:points="355,631 0,631 0,0 711,0 711,631">
            <text:p/>
          </draw:polygon>
          <draw:path draw:style-name="gr2" draw:text-style-name="P2" draw:layer="layout" svg:width="0.604cm" svg:height="0.596cm" svg:x="24.005cm" svg:y="5.004cm" svg:viewBox="0 0 605 597" svg:d="M485 96c41-65 77-67 108-70 10 0 12-14 12-16 0-8-5-10-12-10-21 0-46 2-70 2-28 0-57-2-84-2-4 0-16 0-16 17 0 9 9 9 14 9 24 3 38 10 38 29 0 12-12 31-12 31l-259 413-58-446c0-15 20-27 58-27 12 0 22 0 22-16 0-8-7-10-12-10-34 0-70 2-106 2-14 0-31 0-46 0-16 0-31-2-45-2-7 0-17 0-17 17 0 9 7 9 22 9 48 0 48 8 50 29l67 523c3 17 5 19 17 19 14 0 17-4 24-16z">
            <text:p/>
          </draw:path>
          <draw:path draw:style-name="gr2" draw:text-style-name="P2" draw:layer="layout" svg:width="0.273cm" svg:height="0.404cm" svg:x="24.48cm" svg:y="5.314cm" svg:viewBox="0 0 274 405" svg:d="M130 197c48 0 81 31 81 96 0 72-43 93-79 93-24 0-74-5-101-40 29 0 36-22 36-34 0-19-14-31-33-31-17 0-34 9-34 33 0 55 62 91 134 91 82 0 140-55 140-112 0-48-39-94-104-108 63-22 85-67 85-103 0-46-53-82-121-82-64 0-115 31-115 79 0 22 12 31 31 31 17 0 29-12 29-28 0-20-12-32-29-32 20-26 60-33 84-33 27 0 63 14 63 65 0 26-7 52-24 72-19 21-36 24-65 24-14 2-17 2-19 2-3 0-7 0-7 7 0 10 7 10 16 10z">
            <text:p/>
          </draw:path>
        </draw:g>
        <draw:g>
          <svg:title>TexMaths</svg:title>
          <svg:desc>24§display§\Pi_0§svg§600§FALSE§</svg:desc>
          <draw:polygon draw:style-name="gr1" draw:text-style-name="P1" draw:layer="layout" svg:width="0.851cm" svg:height="0.628cm" svg:x="0.786cm" svg:y="2.844cm" svg:viewBox="0 0 852 629" draw:points="427,629 0,629 0,0 852,0 852,629">
            <text:p/>
          </draw:polygon>
          <draw:path draw:style-name="gr2" draw:text-style-name="P2" draw:layer="layout" svg:width="0.577cm" svg:height="0.575cm" svg:x="0.772cm" svg:y="2.801cm" svg:viewBox="0 0 578 576" svg:d="M492 67c0-31 0-41 67-41h19v-26h-578v26h19c67 0 67 10 67 41v442c0 31 0 41-67 41h-19v26c29-2 91-2 125-2 31 0 96 0 125 2v-26h-20c-67 0-67-10-67-41v-483h252v483c0 31 0 41-67 41h-19v26c29-2 91-2 125-2 31 0 95 0 124 2v-26h-19c-67 0-67-10-67-41z">
            <text:p/>
          </draw:path>
          <draw:path draw:style-name="gr2" draw:text-style-name="P2" draw:layer="layout" svg:width="0.275cm" svg:height="0.405cm" svg:x="1.403cm" svg:y="3.108cm" svg:viewBox="0 0 276 406" svg:d="M276 204c0-65-7-110-34-154-19-26-57-50-103-50-139 0-139 163-139 204 0 43 0 202 139 202 137 0 137-159 137-202zM139 389c-29 0-65-14-77-65-7-34-7-84-7-127s0-89 7-120c15-48 51-60 77-60 31 0 63 19 72 53 10 33 12 76 12 127 0 43 0 89-9 125-12 55-51 67-75 67z">
            <text:p/>
          </draw:path>
        </draw:g>
        <draw:g>
          <svg:title>TexMaths</svg:title>
          <svg:desc>24§display§\Pi_1§svg§600§FALSE§</svg:desc>
          <draw:polygon draw:style-name="gr1" draw:text-style-name="P1" draw:layer="layout" svg:width="0.827cm" svg:height="0.616cm" svg:x="7.906cm" svg:y="2.845cm" svg:viewBox="0 0 828 617" draw:points="413,617 0,617 0,0 828,0 828,617">
            <text:p/>
          </draw:polygon>
          <draw:path draw:style-name="gr2" draw:text-style-name="P2" draw:layer="layout" svg:width="0.577cm" svg:height="0.575cm" svg:x="7.892cm" svg:y="2.802cm" svg:viewBox="0 0 578 576" svg:d="M492 67c0-31 0-41 67-41h19v-26h-578v26h19c67 0 67 10 67 41v442c0 31 0 41-67 41h-19v26c29-2 91-2 125-2 31 0 96 0 125 2v-26h-20c-67 0-67-10-67-41v-483h252v483c0 31 0 41-67 41h-19v26c29-2 91-2 124-2 32 0 96 0 125 2v-26h-19c-67 0-67-10-67-41z">
            <text:p/>
          </draw:path>
          <draw:path draw:style-name="gr2" draw:text-style-name="P2" draw:layer="layout" svg:width="0.217cm" svg:height="0.393cm" svg:x="8.557cm" svg:y="3.109cm" svg:viewBox="0 0 218 394" svg:d="M134 17c0-17 0-17-16-17-39 38-94 38-118 38v22c14 0 53 0 86-17v303c0 19 0 26-60 26h-21v22c9 0 84-3 105-3 20 0 94 3 108 3v-22h-24c-60 0-60-7-60-26z">
            <text:p/>
          </draw:path>
        </draw:g>
        <draw:g>
          <svg:title>TexMaths</svg:title>
          <svg:desc>24§display§\Pi_2§svg§600§FALSE§</svg:desc>
          <draw:polygon draw:style-name="gr1" draw:text-style-name="P1" draw:layer="layout" svg:width="0.846cm" svg:height="0.616cm" svg:x="16.035cm" svg:y="2.945cm" svg:viewBox="0 0 847 617" draw:points="422,617 0,617 0,0 847,0 847,617">
            <text:p/>
          </draw:polygon>
          <draw:path draw:style-name="gr2" draw:text-style-name="P2" draw:layer="layout" svg:width="0.577cm" svg:height="0.575cm" svg:x="16.021cm" svg:y="2.902cm" svg:viewBox="0 0 578 576" svg:d="M492 67c0-31 0-41 67-41h19v-26h-578v26h19c67 0 67 10 67 41v442c0 31 0 41-67 41h-19v26c29-2 91-2 125-2 31 0 96 0 124 2v-26h-19c-67 0-67-10-67-41v-483h252v483c0 31 0 41-67 41h-19v26c28-2 91-2 124-2 32 0 96 0 125 2v-26h-19c-67 0-67-10-67-41z">
            <text:p/>
          </draw:path>
          <draw:path draw:style-name="gr2" draw:text-style-name="P2" draw:layer="layout" svg:width="0.263cm" svg:height="0.393cm" svg:x="16.659cm" svg:y="3.209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</draw:g>
        <draw:g>
          <svg:title>TexMaths</svg:title>
          <svg:desc>24§display§\Pi_3§svg§600§FALSE§</svg:desc>
          <draw:polygon draw:style-name="gr1" draw:text-style-name="P1" draw:layer="layout" svg:width="0.851cm" svg:height="0.628cm" svg:x="23.056cm" svg:y="2.945cm" svg:viewBox="0 0 852 629" draw:points="425,629 0,629 0,0 852,0 852,629">
            <text:p/>
          </draw:polygon>
          <draw:path draw:style-name="gr2" draw:text-style-name="P2" draw:layer="layout" svg:width="0.577cm" svg:height="0.575cm" svg:x="23.042cm" svg:y="2.902cm" svg:viewBox="0 0 578 576" svg:d="M492 67c0-31 0-41 67-41h19v-26h-578v26h19c67 0 67 10 67 41v442c0 31 0 41-67 41h-19v26c29-2 91-2 125-2 31 0 96 0 125 2v-26h-20c-67 0-67-10-67-41v-483h252v483c0 31 0 41-67 41h-19v26c29-2 91-2 125-2 31 0 95 0 124 2v-26h-19c-67 0-67-10-67-41z">
            <text:p/>
          </draw:path>
          <draw:path draw:style-name="gr2" draw:text-style-name="P2" draw:layer="layout" svg:width="0.273cm" svg:height="0.405cm" svg:x="23.675cm" svg:y="3.209cm" svg:viewBox="0 0 274 406" svg:d="M130 197c48 0 81 31 81 96 0 72-43 94-79 94-24 0-74-5-101-41 29 0 36-22 36-34 0-19-14-31-33-31-17 0-34 9-34 33 0 56 62 92 134 92 82 0 140-56 140-113 0-48-39-94-104-108 63-22 84-67 84-103 0-46-52-82-120-82-64 0-115 31-115 79 0 22 12 31 31 31 17 0 29-12 29-28 0-20-12-32-29-32 20-26 60-33 84-33 27 0 63 14 63 65 0 26-7 52-24 72-19 21-36 24-65 24-14 2-17 2-19 2-3 0-5 0-5 7 0 10 5 10 14 10z">
            <text:p/>
          </draw:path>
        </draw:g>
        <draw:g>
          <svg:title>TexMaths</svg:title>
          <svg:desc>24§display§\mathrm{d}§svg§600§FALSE§</svg:desc>
          <draw:polygon draw:style-name="gr1" draw:text-style-name="P1" draw:layer="layout" svg:width="0.362cm" svg:height="0.511cm" svg:x="5.117cm" svg:y="0.394cm" svg:viewBox="0 0 363 512" draw:points="180,512 0,512 0,0 363,0 363,512">
            <text:p/>
          </draw:polygon>
          <draw:path draw:style-name="gr2" draw:text-style-name="P2" draw:layer="layout" svg:width="0.417cm" svg:height="0.597cm" svg:x="5.103cm" svg:y="0.351cm" svg:viewBox="0 0 418 598" svg:d="M293 540v58l125-10v-26c-58 0-65-7-65-48v-514l-122 10v26c60 0 64 5 64 48v183c-24-32-60-53-105-53-101 0-190 84-190 192s84 192 180 192c55 0 91-29 113-58zM293 315v173c0 16 0 16-10 31-24 41-62 60-98 60-38 0-70-22-89-55-24-34-26-82-26-118 0-31 2-82 26-120 19-27 51-53 96-53 31 0 65 12 91 50 10 15 10 17 10 32z">
            <text:p/>
          </draw:path>
        </draw:g>
        <draw:line draw:style-name="gr3" draw:text-style-name="P3" draw:layer="layout" svg:x1="2.819cm" svg:y1="5.486cm" svg:x2="8.6cm" svg:y2="5.5cm">
          <text:p/>
        </draw:line>
        <draw:line draw:style-name="gr3" draw:text-style-name="P3" draw:layer="layout" svg:x1="3.6cm" svg:y1="1.3cm" svg:x2="7.2cm" svg:y2="1.3cm">
          <text:p/>
        </draw:line>
        <draw:line draw:style-name="gr3" draw:text-style-name="P3" draw:layer="layout" svg:x1="2.1cm" svg:y1="1.8cm" svg:x2="2.1cm" svg:y2="4.8cm">
          <text:p/>
        </draw:line>
        <draw:line draw:style-name="gr3" draw:text-style-name="P3" draw:layer="layout" svg:x1="10.7cm" svg:y1="1.3cm" svg:x2="15.1cm" svg:y2="1.3cm">
          <text:p/>
        </draw:line>
        <draw:line draw:style-name="gr3" draw:text-style-name="P3" draw:layer="layout" svg:x1="18.5cm" svg:y1="1.3cm" svg:x2="22.4cm" svg:y2="1.3cm">
          <text:p/>
        </draw:line>
        <draw:line draw:style-name="gr3" draw:text-style-name="P3" draw:layer="layout" svg:x1="9.7cm" svg:y1="5.5cm" svg:x2="16.7cm" svg:y2="5.5cm">
          <text:p/>
        </draw:line>
        <draw:line draw:style-name="gr3" draw:text-style-name="P3" draw:layer="layout" svg:x1="9.1cm" svg:y1="1.788cm" svg:x2="9.1cm" svg:y2="4.8cm">
          <text:p/>
        </draw:line>
        <draw:line draw:style-name="gr3" draw:text-style-name="P3" draw:layer="layout" svg:x1="17.3cm" svg:y1="1.776cm" svg:x2="17.3cm" svg:y2="4.8cm">
          <text:p/>
        </draw:line>
        <draw:line draw:style-name="gr3" draw:text-style-name="P3" draw:layer="layout" svg:x1="24.3cm" svg:y1="1.764cm" svg:x2="24.3cm" svg:y2="4.8cm">
          <text:p/>
        </draw:line>
        <draw:line draw:style-name="gr3" draw:text-style-name="P3" draw:layer="layout" svg:x1="18.008cm" svg:y1="5.492cm" svg:x2="23.789cm" svg:y2="5.506cm">
          <text:p/>
        </draw:line>
        <draw:g>
          <svg:title>TexMaths</svg:title>
          <svg:desc>26§display§\mathrm{d}§svg§600§FALSE§</svg:desc>
          <draw:polygon draw:style-name="gr1" draw:text-style-name="P1" draw:layer="layout" svg:width="0.391cm" svg:height="0.552cm" svg:x="12.619cm" svg:y="0.399cm" svg:viewBox="0 0 392 553" draw:points="195,553 0,553 0,0 392,0 392,553">
            <text:p/>
          </draw:polygon>
          <draw:path draw:style-name="gr2" draw:text-style-name="P2" draw:layer="layout" svg:width="0.451cm" svg:height="0.646cm" svg:x="12.603cm" svg:y="0.352cm" svg:viewBox="0 0 452 647" svg:d="M317 585v62l135-10v-29c-62 0-70-8-70-52v-556l-133 10v29c65 0 71 5 71 52v197c-26-33-65-57-115-57-109 0-205 91-205 208s91 208 195 208c60 0 99-31 122-62zM317 340v187c0 19 0 19-10 34-26 44-68 65-107 65-42 0-75-23-96-60-26-36-29-88-29-127 0-34 3-88 29-130 21-28 54-57 104-57 34 0 70 13 99 55 10 15 10 18 10 33z">
            <text:p/>
          </draw:path>
        </draw:g>
        <draw:g>
          <svg:title>TexMaths</svg:title>
          <svg:desc>24§display§\mathrm{d}§svg§600§FALSE§</svg:desc>
          <draw:polygon draw:style-name="gr1" draw:text-style-name="P1" draw:layer="layout" svg:width="0.362cm" svg:height="0.511cm" svg:x="20.117cm" svg:y="0.396cm" svg:viewBox="0 0 363 512" draw:points="180,512 0,512 0,0 363,0 363,512">
            <text:p/>
          </draw:polygon>
          <draw:path draw:style-name="gr2" draw:text-style-name="P2" draw:layer="layout" svg:width="0.417cm" svg:height="0.597cm" svg:x="20.103cm" svg:y="0.353cm" svg:viewBox="0 0 418 598" svg:d="M293 540v58l125-10v-26c-58 0-65-7-65-48v-514l-122 10v26c60 0 64 5 64 48v183c-24-32-60-53-105-53-101 0-190 84-190 192s84 192 180 192c55 0 91-29 113-58zM293 315v173c0 16 0 16-10 31-24 41-62 60-98 60-38 0-70-22-89-55-24-34-26-82-26-118 0-31 2-82 26-120 19-27 51-53 96-53 31 0 65 12 91 50 10 15 10 17 10 32z">
            <text:p/>
          </draw:path>
        </draw:g>
        <draw:g>
          <svg:title>TexMaths</svg:title>
          <svg:desc>24§display§\mathrm{d}§svg§600§FALSE§</svg:desc>
          <draw:polygon draw:style-name="gr1" draw:text-style-name="P1" draw:layer="layout" svg:width="0.362cm" svg:height="0.511cm" svg:x="5.117cm" svg:y="4.595cm" svg:viewBox="0 0 363 512" draw:points="180,512 0,512 0,0 363,0 363,512">
            <text:p/>
          </draw:polygon>
          <draw:path draw:style-name="gr2" draw:text-style-name="P2" draw:layer="layout" svg:width="0.417cm" svg:height="0.597cm" svg:x="5.103cm" svg:y="4.552cm" svg:viewBox="0 0 418 598" svg:d="M293 540v58l125-10v-26c-58 0-65-7-65-48v-514l-122 10v26c60 0 64 5 64 48v183c-24-32-60-53-105-53-101 0-190 84-190 192s84 192 180 192c55 0 91-29 113-58zM293 315v173c0 16 0 16-10 31-24 41-62 60-98 60-38 0-70-22-89-55-24-34-26-82-26-118 0-31 2-82 26-120 19-27 51-53 96-53 31 0 65 12 91 50 10 15 10 17 10 32z">
            <text:p/>
          </draw:path>
        </draw:g>
        <draw:g>
          <svg:title>TexMaths</svg:title>
          <svg:desc>26§display§\mathrm{d}§svg§600§FALSE§</svg:desc>
          <draw:polygon draw:style-name="gr1" draw:text-style-name="P1" draw:layer="layout" svg:width="0.391cm" svg:height="0.552cm" svg:x="12.619cm" svg:y="4.6cm" svg:viewBox="0 0 392 553" draw:points="195,553 0,553 0,0 392,0 392,553">
            <text:p/>
          </draw:polygon>
          <draw:path draw:style-name="gr2" draw:text-style-name="P2" draw:layer="layout" svg:width="0.451cm" svg:height="0.646cm" svg:x="12.603cm" svg:y="4.553cm" svg:viewBox="0 0 452 647" svg:d="M317 585v62l135-10v-29c-62 0-70-8-70-52v-556l-133 10v29c65 0 71 5 71 52v197c-26-33-65-57-115-57-109 0-205 91-205 208s91 208 195 208c60 0 99-31 122-62zM317 340v187c0 19 0 19-10 34-26 44-68 65-107 65-42 0-75-23-96-60-26-36-29-88-29-127 0-34 3-88 29-130 21-28 54-57 104-57 34 0 70 13 99 55 10 15 10 18 10 33z">
            <text:p/>
          </draw:path>
        </draw:g>
        <draw:g>
          <svg:title>TexMaths</svg:title>
          <svg:desc>24§display§\mathrm{d}§svg§600§FALSE§</svg:desc>
          <draw:polygon draw:style-name="gr1" draw:text-style-name="P1" draw:layer="layout" svg:width="0.362cm" svg:height="0.511cm" svg:x="20.117cm" svg:y="4.596cm" svg:viewBox="0 0 363 512" draw:points="180,512 0,512 0,0 363,0 363,512">
            <text:p/>
          </draw:polygon>
          <draw:path draw:style-name="gr2" draw:text-style-name="P2" draw:layer="layout" svg:width="0.417cm" svg:height="0.597cm" svg:x="20.103cm" svg:y="4.553cm" svg:viewBox="0 0 418 598" svg:d="M293 540v58l125-10v-26c-58 0-65-7-65-48v-514l-122 10v26c60 0 64 5 64 48v183c-24-32-60-53-105-53-101 0-190 84-190 192s84 192 180 192c55 0 91-29 113-58zM293 315v173c0 16 0 16-10 31-24 41-62 60-98 60-38 0-70-22-89-55-24-34-26-82-26-118 0-31 2-82 26-120 19-27 51-53 96-53 31 0 65 12 91 50 10 15 10 17 10 32z">
            <text:p/>
          </draw:path>
        </draw:g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4" draw:layer="layout" svg:width="16.799cm" svg:height="12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Linienspitzen_20_1" draw:display-name="Linienspitzen 1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41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9.1000003814697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113cm" fo:margin-bottom="0cm" fo:text-indent="0cm"/>
      <style:text-properties fo:font-size="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084cm" fo:margin-bottom="0cm" fo:text-indent="0cm"/>
      <style:text-properties fo:font-size="6.90000009536743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056cm" fo:margin-bottom="0cm" fo:text-indent="0cm"/>
      <style:text-properties fo:font-size="5.69999980926514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027cm" fo:margin-bottom="0cm" fo:text-indent="0cm"/>
      <style:text-properties fo:font-size="5.69999980926514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027cm" fo:margin-bottom="0cm" fo:text-indent="0cm"/>
      <style:text-properties fo:font-size="5.69999980926514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027cm" fo:margin-bottom="0cm" fo:text-indent="0cm"/>
      <style:text-properties fo:font-size="5.69999980926514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027cm" fo:margin-bottom="0cm" fo:text-indent="0cm"/>
      <style:text-properties fo:font-size="5.69999980926514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027cm" fo:margin-bottom="0cm" fo:text-indent="0cm"/>
      <style:text-properties fo:font-size="5.69999980926514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.6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6cm" fo:page-height="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2.075cm" svg:x="1cm" svg:y="5.235cm"/>
      <draw:page-thumbnail draw:layer="backgroundobjects" svg:width="8.999cm" svg:height="2.075cm" svg:x="1cm" svg:y="13.811cm"/>
      <draw:page-thumbnail draw:layer="backgroundobjects" svg:width="8.999cm" svg:height="2.075cm" svg:x="1cm" svg:y="22.387cm"/>
      <draw:page-thumbnail draw:layer="backgroundobjects" svg:width="8.999cm" svg:height="2.075cm" svg:x="11cm" svg:y="5.235cm"/>
      <draw:page-thumbnail draw:layer="backgroundobjects" svg:width="8.999cm" svg:height="2.075cm" svg:x="11cm" svg:y="13.811cm"/>
      <draw:page-thumbnail draw:layer="backgroundobjects" svg:width="8.999cm" svg:height="2.075cm" svg:x="11cm" svg:y="22.387cm"/>
    </style:handout-master>
    <style:master-page style:name="Standard" style:page-layout-name="PM1" draw:style-name="Mdp1">
      <draw:frame presentation:style-name="Standard-title" draw:layer="backgroundobjects" svg:width="23.399cm" svg:height="1.001cm" svg:x="1.3cm" svg:y="0.238cm" presentation:class="title" presentation:placeholder="true">
        <draw:text-box/>
      </draw:frame>
      <draw:frame presentation:style-name="Standard-outline1" draw:layer="backgroundobjects" svg:width="23.399cm" svg:height="3.479cm" svg:x="1.3cm" svg:y="1.404cm" presentation:class="outline" presentation:placeholder="true">
        <draw:text-box/>
      </draw:frame>
      <draw:frame presentation:style-name="Mpr1" draw:text-style-name="MP2" draw:layer="backgroundobjects" svg:width="6.057cm" svg:height="0.413cm" svg:x="1.3cm" svg:y="5.46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241cm" svg:height="0.413cm" svg:x="8.892cm" svg:y="5.46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057cm" svg:height="0.413cm" svg:x="18.642cm" svg:y="5.466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2T14:03:11.946054395</meta:creation-date>
    <dc:date>2020-05-06T15:13:21.516976935</dc:date>
    <meta:editing-duration>PT1H42M23S</meta:editing-duration>
    <meta:editing-cycles>15</meta:editing-cycles>
    <meta:generator>LibreOffice/5.1.6.2$Linux_X86_64 LibreOffice_project/10m0$Build-2</meta:generator>
    <meta:document-statistic meta:object-count="116"/>
    <meta:user-defined meta:name="TexMathsIgnorePreamble">FALSE</meta:user-defined>
    <meta:user-defined meta:name="TexMathsPreamble">% LaTex Compiler§§\usepackage{amsmath}§\usepackage{amssymb}§\usepackage[usenames]{color}§§% Uncomment this line for sans-serif maths font§% \everymath{\mathsf{\xdef\mysf{\mathgroup\the\mathgroup\relax}}\mysf}§§% Uncomment these lines for colored equations§% Be careful, background color breaks transparency!§%\definecolor{fgcolor}{RGB}{0,0,255}§%\definecolor{bgcolor}{RGB}{255,0,0}§%\pagecolor{bgcolor}\color{fgcolor}§</meta:user-defined>
  </office:meta>
</office:document-meta>
</file>